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itre" style:master-page-name="MP0" style:family="paragraph">
      <style:paragraph-properties fo:break-before="page" fo:text-align="center"/>
    </style:style>
    <style:style style:name="P2"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4"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7"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8"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9"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0"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1"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2"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3"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4"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5"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6"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7"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8"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19"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20"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21"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22" style:parent-style-name="Normal" style:list-style-name="LFO1"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23" style:parent-style-name="Normal" style:family="paragraph">
      <style:paragraph-properties fo:text-align="justify"/>
    </style:style>
    <style:style style:name="P24"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25"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26"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27"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28"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29"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0"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1"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2"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3"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4"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5"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6"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7"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8"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39"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40"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41" style:parent-style-name="Normal" style:list-style-name="LFO2"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42" style:parent-style-name="Normal" style:list-style-name="LFO3" style:family="paragraph">
      <style:paragraph-properties fo:margin-bottom="0in" fo:line-height="100%" fo:margin-left="1in">
        <style:tab-stops>
          <style:tab-stop style:type="left" style:position="-0.5in"/>
        </style:tab-stops>
      </style:paragraph-properties>
      <style:text-properties style:font-name="Segoe UI" style:font-name-asian="Times New Roman" style:font-name-complex="Segoe UI" fo:color="#374151" fo:font-size="12pt" style:font-size-asian="12pt" style:font-size-complex="12pt" style:language-asian="fr" style:country-asian="FR"/>
    </style:style>
    <style:style style:name="P43"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44"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45" style:parent-style-name="Normal" style:family="paragraph">
      <style:paragraph-properties fo:margin-top="0.2083in"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46"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47"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48"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49"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0"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1"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2"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3"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4"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5"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6"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7"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8"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59"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0" style:parent-style-name="Normal" style:list-style-name="LFO4"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1"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62" style:parent-style-name="Normal"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3"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4"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5"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6"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7"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8"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69"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70"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71"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72" style:parent-style-name="Normal" style:list-style-name="LFO5" style:family="paragraph">
      <style:paragraph-properties fo:margin-bottom="0in" fo:line-height="100%"/>
      <style:text-properties style:font-name="Segoe UI" style:font-name-asian="Times New Roman" style:font-name-complex="Segoe UI" fo:color="#374151" fo:font-size="12pt" style:font-size-asian="12pt" style:font-size-complex="12pt" style:language-asian="fr" style:country-asian="FR"/>
    </style:style>
    <style:style style:name="P73"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74" style:parent-style-name="Normal" style:family="paragraph">
      <style:paragraph-properties fo:margin-top="0.2083in" fo:margin-bottom="0.2083in" fo:line-height="100%"/>
      <style:text-properties style:font-name="Segoe UI" style:font-name-asian="Times New Roman" style:font-name-complex="Segoe UI" fo:color="#374151" fo:font-size="12pt" style:font-size-asian="12pt" style:font-size-complex="12pt" style:language-asian="fr" style:country-asian="FR"/>
    </style:style>
    <style:style style:name="P75" style:parent-style-name="Normal" style:family="paragraph">
      <style:paragraph-properties fo:margin-top="0.2083in" fo:margin-bottom="0in" fo:line-height="100%"/>
      <style:text-properties style:font-name="Segoe UI" style:font-name-asian="Times New Roman" style:font-name-complex="Segoe UI" fo:color="#374151" fo:font-size="12pt" style:font-size-asian="12pt" style:font-size-complex="12pt" style:language-asian="fr" style:country-asian="FR"/>
    </style:style>
  </office:automatic-styles>
  <office:body>
    <office:text text:use-soft-page-breaks="true">
      <text:p text:style-name="P1">CAHIER DES CHARGES</text:p>
      <text:p text:style-name="Normal"/>
      <text:p text:style-name="Normal"/>
      <text:list text:style-name="LFO1" text:continue-numbering="true">
        <text:list-item>
          <text:p text:style-name="P2">Introduction :</text:p>
          <text:list text:continue-numbering="true">
            <text:list-item>
              <text:p text:style-name="P3">Contexte et objectif du projet</text:p>
            </text:list-item>
            <text:list-item>
              <text:p text:style-name="P4">Description générale des trois systèmes</text:p>
            </text:list-item>
          </text:list>
        </text:list-item>
        <text:list-item>
          <text:p text:style-name="P5">Système de logs :</text:p>
          <text:list text:continue-numbering="true">
            <text:list-item>
              <text:p text:style-name="P6">Description détaillée de la fonctionnalité</text:p>
            </text:list-item>
            <text:list-item>
              <text:p text:style-name="P7">Critères de qualité et de performance</text:p>
            </text:list-item>
            <text:list-item>
              <text:p text:style-name="P8">Contraintes et limites</text:p>
            </text:list-item>
            <text:list-item>
              <text:p text:style-name="P9">Plan de déploiement et d'intégration</text:p>
            </text:list-item>
          </text:list>
        </text:list-item>
        <text:list-item>
          <text:p text:style-name="P10">Système d'hébergement de fichiers :</text:p>
          <text:list text:continue-numbering="true">
            <text:list-item>
              <text:p text:style-name="P11">Description détaillée de la fonctionnalité</text:p>
            </text:list-item>
            <text:list-item>
              <text:p text:style-name="P12">Critères de qualité et de performance</text:p>
            </text:list-item>
            <text:list-item>
              <text:p text:style-name="P13">Contraintes et limites</text:p>
            </text:list-item>
            <text:list-item>
              <text:p text:style-name="P14">Plan de déploiement et d'intégration</text:p>
            </text:list-item>
          </text:list>
        </text:list-item>
        <text:list-item>
          <text:p text:style-name="P15">Système de DNS + DHCP :</text:p>
          <text:list text:continue-numbering="true">
            <text:list-item>
              <text:p text:style-name="P16">Description détaillée de la fonctionnalité</text:p>
            </text:list-item>
            <text:list-item>
              <text:p text:style-name="P17">Critères de qualité et de performance</text:p>
            </text:list-item>
            <text:list-item>
              <text:p text:style-name="P18">Contraintes et limites</text:p>
            </text:list-item>
            <text:list-item>
              <text:p text:style-name="P19">Plan de déploiement et d'intégration</text:p>
            </text:list-item>
          </text:list>
        </text:list-item>
        <text:list-item>
          <text:p text:style-name="P20">Conclusion :</text:p>
          <text:list text:continue-numbering="true">
            <text:list-item>
              <text:p text:style-name="P21">Synthèse des trois systèmes</text:p>
            </text:list-item>
            <text:list-item>
              <text:p text:style-name="P22">Étapes suivantes du projet</text:p>
            </text:list-item>
          </text:list>
        </text:list-item>
      </text:list>
      <text:p text:style-name="P23"/>
      <text:p text:style-name="P24">Introduction :</text:p>
      <text:p text:style-name="P25">Le projet consiste à mettre en place trois systèmes sous Linux : un système de logs, un système d'hébergement de fichiers et un système de DNS + DHCP.</text:p>
      <text:p text:style-name="P26">Le système de logs permettra de collecter et de stocker les logs des différents événements qui se produisent sur le serveur (connexions, erreurs, etc.). Le système d'hébergement de fichiers permettra aux utilisateurs de partager et de stocker des fichiers sur le serveur. Le système de DNS + DHCP permettra de configurer les paramètres réseau de manière automatique pour les différents équipements connectés au réseau.</text:p>
      <text:p text:style-name="P27">Le but de ce projet est de mettre en place des systèmes fiables et performants qui faciliteront la gestion du serveur et du réseau.</text:p>
      <text:p text:style-name="P28">Système de logs :</text:p>
      <text:soft-page-break/>
      <text:list text:style-name="LFO2" text:continue-numbering="true">
        <text:list-item>
          <text:p text:style-name="P29">Fonctionnalités :</text:p>
          <text:list text:continue-numbering="true">
            <text:list-item>
              <text:p text:style-name="P30">Collecte des logs de différents événements qui se produisent sur le serveur (connexions, erreurs, etc.)</text:p>
            </text:list-item>
            <text:list-item>
              <text:p text:style-name="P31">Stockage des logs dans une base de données</text:p>
            </text:list-item>
            <text:list-item>
              <text:p text:style-name="P32">Affichage des logs dans une interface web</text:p>
            </text:list-item>
            <text:list-item>
              <text:p text:style-name="P33">Filtre des logs par type d'événement et par date</text:p>
            </text:list-item>
            <text:list-item>
              <text:p text:style-name="P34">Export des logs au format CSV</text:p>
            </text:list-item>
          </text:list>
        </text:list-item>
        <text:list-item>
          <text:p text:style-name="P35">Critères de qualité et de performance :</text:p>
          <text:list text:continue-numbering="true">
            <text:list-item>
              <text:p text:style-name="P36">Rapidité de collecte et de stockage des logs</text:p>
            </text:list-item>
            <text:list-item>
              <text:p text:style-name="P37">Fiabilité de la base de données de stockage</text:p>
            </text:list-item>
            <text:list-item>
              <text:p text:style-name="P38">Performances de l'interface web d'affichage des logs</text:p>
            </text:list-item>
            <text:list-item>
              <text:p text:style-name="P39">Facilité d'utilisation de l'interface de filtrage et d'export des logs</text:p>
            </text:list-item>
          </text:list>
        </text:list-item>
        <text:list-item>
          <text:p text:style-name="P40">Contraintes et limites :</text:p>
          <text:list text:continue-numbering="true">
            <text:list-item>
              <text:p text:style-name="P41">Le système doit être compatible avec les différentes versions de Linux</text:p>
            </text:list-item>
          </text:list>
        </text:list-item>
      </text:list>
      <text:list text:style-name="LFO3" text:continue-numbering="true">
        <text:list-item>
          <text:p text:style-name="P42">Le système ne doit pas perturber le bon fonctionnement du serveur</text:p>
        </text:list-item>
      </text:list>
      <text:p text:style-name="P43">Conclusion :</text:p>
      <text:p text:style-name="P44">Le projet de mise en place de ce système de logs sous Linux permettra d'améliorer la gestion et la surveillance du serveur. Le système collectera et stockera les logs de manière fiable et rapide, et l'interface web d'affichage des logs sera pratique et performante.</text:p>
      <text:p text:style-name="P45">Les prochaines étapes du projet consisteront à déployer et à intégrer le système sur le serveur, puis à procéder à des tests de performance et de fiabilité.</text:p>
      <text:p text:style-name="P46">Système d'hébergement de fichiers :</text:p>
      <text:list text:style-name="LFO4" text:continue-numbering="true">
        <text:list-item>
          <text:p text:style-name="P47">Fonctionnalités :</text:p>
          <text:list text:continue-numbering="true">
            <text:list-item>
              <text:p text:style-name="P48">Stockage et partage de fichiers sur le serveur</text:p>
            </text:list-item>
            <text:list-item>
              <text:p text:style-name="P49">Gestion des droits d'accès aux fichiers par utilisateur</text:p>
            </text:list-item>
            <text:list-item>
              <text:p text:style-name="P50">Affichage des fichiers dans une interface web</text:p>
            </text:list-item>
            <text:list-item>
              <text:p text:style-name="P51">Téléchargement et téléversement de fichiers via l'interface web</text:p>
            </text:list-item>
            <text:list-item>
              <text:p text:style-name="P52">Gestion des versions de fichiers</text:p>
            </text:list-item>
          </text:list>
        </text:list-item>
        <text:list-item>
          <text:p text:style-name="P53">Critères de qualité et de performance :</text:p>
          <text:list text:continue-numbering="true">
            <text:list-item>
              <text:p text:style-name="P54">Rapidité de stockage et de partage des fichiers</text:p>
            </text:list-item>
            <text:list-item>
              <text:p text:style-name="P55">Fiabilité de la gestion des droits d'accès aux fichiers</text:p>
            </text:list-item>
            <text:list-item>
              <text:p text:style-name="P56">Performances de l'interface web d'affichage et de téléchargement des fichiers</text:p>
            </text:list-item>
            <text:list-item>
              <text:p text:style-name="P57">Facilité d'utilisation de l'interface de gestion des versions de fichiers</text:p>
            </text:list-item>
          </text:list>
        </text:list-item>
        <text:list-item>
          <text:p text:style-name="P58">Contraintes et limites :</text:p>
          <text:list text:continue-numbering="true">
            <text:list-item>
              <text:p text:style-name="P59">Le système doit être compatible avec les différentes versions de Linux</text:p>
            </text:list-item>
            <text:list-item>
              <text:p text:style-name="P60">Le système doit respecter les restrictions de stockage imposées par le serveur</text:p>
            </text:list-item>
          </text:list>
        </text:list-item>
      </text:list>
      <text:soft-page-break/>
      <text:p text:style-name="P61">Système de DNS + DHCP :</text:p>
      <text:p text:style-name="P62">Fonctionnalités :</text:p>
      <text:list text:style-name="LFO5" text:continue-numbering="true">
        <text:list-item>
          <text:p text:style-name="P63">Configuration automatique des paramètres réseau pour les différents équipements connectés au réseau (adresse IP, masque de sous-réseau, passerelle par défaut, serveur DNS, etc.)</text:p>
        </text:list-item>
        <text:list-item>
          <text:p text:style-name="P64">Gestion de la liste des équipements connectés et de leurs paramètres réseau</text:p>
        </text:list-item>
        <text:list-item>
          <text:p text:style-name="P65">Affichage de la liste des équipements connectés et de leurs paramètres réseau dans une interface web</text:p>
        </text:list-item>
        <text:list-item>
          <text:p text:style-name="P66">Critères de qualité et de performance :</text:p>
          <text:list text:continue-numbering="true">
            <text:list-item>
              <text:p text:style-name="P67">Rapidité de configuration des paramètres réseau pour les équipements connectés</text:p>
            </text:list-item>
            <text:list-item>
              <text:p text:style-name="P68">Fiabilité de la gestion de la liste des équipements connectés et de leurs paramètres réseau</text:p>
            </text:list-item>
            <text:list-item>
              <text:p text:style-name="P69">Performances de l'interface web d'affichage de la liste des équipements connectés et de leurs paramètres réseau</text:p>
            </text:list-item>
          </text:list>
        </text:list-item>
        <text:list-item>
          <text:p text:style-name="P70">Contraintes et limites :</text:p>
          <text:list text:continue-numbering="true">
            <text:list-item>
              <text:p text:style-name="P71">Le système doit être compatible avec les différentes versions de Linux</text:p>
            </text:list-item>
            <text:list-item>
              <text:p text:style-name="P72">Le système doit respecter les plages d'adresses IP disponibles sur le réseau</text:p>
            </text:list-item>
          </text:list>
        </text:list-item>
      </text:list>
      <text:p text:style-name="P73">Conclusion :</text:p>
      <text:p text:style-name="P74">Le projet de mise en place de ces trois systèmes sous Linux permettra d'améliorer la gestion et la surveillance du serveur et du réseau. Le système de logs collectera et stockera les logs de manière fiable et rapide, tandis que le système d'hébergement de fichiers offrira une solution de stockage et de partage de fichiers pratique et performante. Le système de DNS + DHCP facilitera la configuration des paramètres réseau pour les équipements connectés au réseau.</text:p>
      <text:p text:style-name="P75">Les prochaines étapes du projet consisteront à déployer et à intégrer chacun de ces systèmes sur le serveur, puis à procéder à des tests de performance et de fiabilité.</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ara Konte</meta:initial-creator>
    <dc:creator>Amara Konte</dc:creator>
    <meta:creation-date>2023-01-02T23:49:00Z</meta:creation-date>
    <dc:date>2023-01-03T15:16:00Z</dc:date>
    <meta:template xlink:href="Normal" xlink:type="simple"/>
    <meta:editing-cycles>3</meta:editing-cycles>
    <meta:editing-duration>PT720S</meta:editing-duration>
    <meta:document-statistic meta:page-count="3" meta:paragraph-count="9" meta:word-count="748" meta:character-count="4853" meta:row-count="34" meta:non-whitespace-character-count="4114"/>
  </office:meta>
</office:document-meta>
</file>